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wollmux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b638" officeooo:paragraph-rsid="0014b638"/>
    </style:style>
    <style:style style:name="P2" style:family="paragraph" style:parent-style-name="Frame_20_contents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WollMuxDaten" text:anchor-type="page" text:anchor-page-number="1" svg:x="0in" svg:width="0.002in" svg:height="0.0161in" draw:z-index="0">
        <draw:text-box>
          <text:p text:style-name="P2"><office:annotation><dc:creator>WollMuxVersion</dc:creator><dc:date>0000-00-00T00:00:00</dc:date><text:p>Version: 18.0.2-SNAPSHOT</text:p></office:annotation><office:annotation><dc:creator>OOoVersion</dc:creator><dc:date>0000-00-00T00:00:00</dc:date><text:p>5.2.8.0.0.8.0.0</text:p></office:annotation></text:p>
        </draw:text-box>
      </draw:frame>
      <text:p text:style-name="P1">This document is write protecte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55:22.727000000</meta:creation-date>
    <dc:date>2018-10-01T13:07:55.916000000</dc:date>
    <meta:editing-duration>PT12M39S</meta:editing-duration>
    <meta:editing-cycles>2</meta:editing-cycles>
    <meta:generator>LibreOffice/5.2.8.0.0$Windows_x86 LibreOffice_project/01161d411e4dfacb36c8889a91430ed44161447c</meta:generator>
    <meta:document-statistic meta:table-count="0" meta:image-count="0" meta:object-count="0" meta:page-count="1" meta:paragraph-count="1" meta:word-count="5" meta:character-count="33" meta:non-whitespace-character-count="29"/>
  </office:meta>
</office:document-meta>
</file>